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it" fo:country="IT"/>
    </style:style>
    <style:style style:name="P2" style:family="paragraph" style:parent-style-name="Standard">
      <style:text-properties fo:language="it" fo:country="IT" officeooo:rsid="0014a0b8" officeooo:paragraph-rsid="0014a0b8"/>
    </style:style>
    <style:style style:name="P3" style:family="paragraph" style:parent-style-name="Standard">
      <style:text-properties fo:language="it" fo:country="IT" officeooo:rsid="002585fc" officeooo:paragraph-rsid="002585fc"/>
    </style:style>
    <style:style style:name="P4" style:family="paragraph" style:parent-style-name="Standard">
      <style:text-properties officeooo:rsid="0014a0b8" officeooo:paragraph-rsid="0014a0b8"/>
    </style:style>
    <style:style style:name="P5" style:family="paragraph" style:parent-style-name="Standard">
      <style:text-properties officeooo:paragraph-rsid="00163c6b"/>
    </style:style>
    <style:style style:name="P6" style:family="paragraph" style:parent-style-name="Standard">
      <style:text-properties fo:font-size="14pt" fo:language="it" fo:country="IT" style:font-size-asian="14pt" style:font-size-complex="14pt"/>
    </style:style>
    <style:style style:name="P7" style:family="paragraph" style:parent-style-name="Standard">
      <style:text-properties fo:font-size="14pt" fo:language="it" fo:country="IT" officeooo:paragraph-rsid="00163c6b" style:font-size-asian="14pt" style:font-size-complex="14pt"/>
    </style:style>
    <style:style style:name="P8" style:family="paragraph" style:parent-style-name="Standard">
      <style:text-properties fo:font-size="14pt" fo:language="it" fo:country="IT" officeooo:rsid="002a9cd9" officeooo:paragraph-rsid="002a9cd9" style:font-size-asian="14pt" style:font-size-complex="14pt"/>
    </style:style>
    <style:style style:name="P9" style:family="paragraph" style:parent-style-name="Standard">
      <style:text-properties officeooo:paragraph-rsid="002585fc"/>
    </style:style>
    <style:style style:name="P10" style:family="paragraph" style:parent-style-name="Standard">
      <style:text-properties fo:font-size="11pt" fo:language="it" fo:country="IT" officeooo:rsid="002a9cd9" officeooo:paragraph-rsid="002a9cd9" style:font-size-asian="9.60000038146973pt" style:font-size-complex="11pt"/>
    </style:style>
    <style:style style:name="P11" style:family="paragraph" style:parent-style-name="List_20_Paragraph">
      <style:paragraph-properties fo:margin-left="0in" fo:margin-right="0in" fo:text-indent="0in" style:auto-text-indent="false"/>
      <style:text-properties fo:language="it" fo:country="IT" officeooo:rsid="0014a0b8" officeooo:paragraph-rsid="00163c6b"/>
    </style:style>
    <style:style style:name="P12" style:family="paragraph" style:parent-style-name="List_20_Paragraph">
      <style:paragraph-properties fo:margin-left="0in" fo:margin-right="0in" fo:text-indent="0in" style:auto-text-indent="false"/>
      <style:text-properties fo:language="it" fo:country="IT" officeooo:rsid="001dea1a" officeooo:paragraph-rsid="001dea1a"/>
    </style:style>
    <style:style style:name="P13" style:family="paragraph" style:parent-style-name="List_20_Paragraph">
      <style:paragraph-properties fo:margin-left="0in" fo:margin-right="0in" fo:text-indent="0in" style:auto-text-indent="false"/>
      <style:text-properties fo:language="it" fo:country="IT" officeooo:rsid="001f20e1" officeooo:paragraph-rsid="001f20e1"/>
    </style:style>
    <style:style style:name="P14" style:family="paragraph" style:parent-style-name="List_20_Paragraph">
      <style:paragraph-properties fo:margin-left="0in" fo:margin-right="0in" fo:text-indent="0in" style:auto-text-indent="false"/>
      <style:text-properties fo:font-size="11pt" fo:language="it" fo:country="IT" officeooo:rsid="00163c6b" officeooo:paragraph-rsid="001c5f13" style:font-size-asian="9.60000038146973pt" style:font-size-complex="11pt"/>
    </style:style>
    <style:style style:name="P15" style:family="paragraph" style:parent-style-name="Standard" style:master-page-name="Standard">
      <style:paragraph-properties style:page-number="auto"/>
      <style:text-properties fo:font-size="16pt" fo:language="it" fo:country="IT" officeooo:rsid="0024fd90" officeooo:paragraph-rsid="002c132b" style:font-size-asian="16pt" style:font-size-complex="16pt"/>
    </style:style>
    <style:style style:name="P16" style:family="paragraph" style:parent-style-name="Standard">
      <style:text-properties fo:font-size="14pt" fo:language="it" fo:country="IT" officeooo:rsid="0024fd90" officeooo:paragraph-rsid="002c132b" style:font-size-asian="14pt" style:font-size-complex="14pt"/>
    </style:style>
    <style:style style:name="P17" style:family="paragraph" style:parent-style-name="List_20_Paragraph" style:list-style-name="L1"/>
    <style:style style:name="P18" style:family="paragraph" style:parent-style-name="List_20_Paragraph" style:list-style-name="L1">
      <style:text-properties officeooo:rsid="002585fc" officeooo:paragraph-rsid="002585fc"/>
    </style:style>
    <style:style style:name="P19" style:family="paragraph" style:parent-style-name="List_20_Paragraph" style:list-style-name="WWNum1"/>
    <style:style style:name="P20" style:family="paragraph" style:parent-style-name="List_20_Paragraph" style:list-style-name="WWNum1">
      <style:text-properties fo:language="it" fo:country="IT"/>
    </style:style>
    <style:style style:name="P21" style:family="paragraph" style:parent-style-name="List_20_Paragraph" style:list-style-name="WWNum1">
      <style:text-properties fo:language="it" fo:country="IT" officeooo:paragraph-rsid="00163c6b"/>
    </style:style>
    <style:style style:name="P22" style:family="paragraph" style:parent-style-name="List_20_Paragraph" style:list-style-name="WWNum1">
      <style:text-properties fo:language="it" fo:country="IT" officeooo:paragraph-rsid="0014a0b8"/>
    </style:style>
    <style:style style:name="P23" style:family="paragraph" style:parent-style-name="List_20_Paragraph" style:list-style-name="WWNum1">
      <style:text-properties fo:language="it" fo:country="IT" officeooo:rsid="002585fc" officeooo:paragraph-rsid="002585fc"/>
    </style:style>
    <style:style style:name="P24" style:family="paragraph" style:parent-style-name="List_20_Paragraph" style:list-style-name="WWNum1">
      <style:text-properties fo:language="it" fo:country="IT" officeooo:rsid="001b9d6b" officeooo:paragraph-rsid="001b9d6b"/>
    </style:style>
    <style:style style:name="P25" style:family="paragraph" style:parent-style-name="List_20_Paragraph" style:list-style-name="WWNum1">
      <style:text-properties fo:language="it" fo:country="IT" officeooo:rsid="001b9d6b" officeooo:paragraph-rsid="002585fc"/>
    </style:style>
    <style:style style:name="P26" style:family="paragraph" style:parent-style-name="List_20_Paragraph" style:list-style-name="WWNum1">
      <style:text-properties fo:language="it" fo:country="IT" officeooo:rsid="0014a0b8" officeooo:paragraph-rsid="002585fc"/>
    </style:style>
    <style:style style:name="P27" style:family="paragraph" style:parent-style-name="List_20_Paragraph" style:list-style-name="WWNum1">
      <style:text-properties fo:language="it" fo:country="IT" officeooo:rsid="0014a0b8" officeooo:paragraph-rsid="0014a0b8"/>
    </style:style>
    <style:style style:name="P28" style:family="paragraph" style:parent-style-name="List_20_Paragraph" style:list-style-name="L2">
      <style:text-properties fo:language="it" fo:country="IT" officeooo:rsid="0021deed" officeooo:paragraph-rsid="002585fc"/>
    </style:style>
    <style:style style:name="P29" style:family="paragraph" style:parent-style-name="List_20_Paragraph" style:list-style-name="L2">
      <style:text-properties fo:language="it" fo:country="IT" officeooo:rsid="0021deed" officeooo:paragraph-rsid="0021deed"/>
    </style:style>
    <style:style style:name="P30" style:family="paragraph" style:parent-style-name="List_20_Paragraph" style:list-style-name="L2">
      <style:text-properties fo:language="it" fo:country="IT" officeooo:rsid="00276944" officeooo:paragraph-rsid="00276944"/>
    </style:style>
    <style:style style:name="P31" style:family="paragraph" style:parent-style-name="List_20_Paragraph" style:list-style-name="L2">
      <style:text-properties fo:language="it" fo:country="IT" officeooo:rsid="0021115f" officeooo:paragraph-rsid="0021115f"/>
    </style:style>
    <style:style style:name="P32" style:family="paragraph" style:parent-style-name="List_20_Paragraph" style:list-style-name="L3">
      <style:text-properties fo:language="it" fo:country="IT" officeooo:rsid="001dea1a" officeooo:paragraph-rsid="001dea1a"/>
    </style:style>
    <style:style style:name="P33" style:family="paragraph" style:parent-style-name="List_20_Paragraph" style:list-style-name="L3">
      <style:text-properties fo:language="it" fo:country="IT" officeooo:rsid="001c5f13" officeooo:paragraph-rsid="001dea1a"/>
    </style:style>
    <style:style style:name="P34" style:family="paragraph" style:parent-style-name="List_20_Paragraph" style:list-style-name="WWNum1">
      <style:text-properties officeooo:rsid="0016d7c2" officeooo:paragraph-rsid="0016d7c2"/>
    </style:style>
    <style:style style:name="P35" style:family="paragraph" style:parent-style-name="List_20_Paragraph" style:list-style-name="L3">
      <style:text-properties officeooo:paragraph-rsid="001dea1a"/>
    </style:style>
    <style:style style:name="P36" style:family="paragraph" style:parent-style-name="List_20_Paragraph" style:list-style-name="L3">
      <style:text-properties officeooo:rsid="001dea1a" officeooo:paragraph-rsid="001dea1a"/>
    </style:style>
    <style:style style:name="P37" style:family="paragraph" style:parent-style-name="List_20_Paragraph" style:list-style-name="L3">
      <style:text-properties fo:font-size="11pt" fo:language="it" fo:country="IT" officeooo:rsid="00163c6b" officeooo:paragraph-rsid="001dea1a" style:font-size-asian="9.60000038146973pt" style:font-size-complex="11pt"/>
    </style:style>
    <style:style style:name="P38" style:family="paragraph" style:parent-style-name="List_20_Paragraph" style:list-style-name="L4"/>
    <style:style style:name="T1" style:family="text">
      <style:text-properties fo:language="it" fo:country="IT"/>
    </style:style>
    <style:style style:name="T2" style:family="text">
      <style:text-properties fo:language="it" fo:country="IT" officeooo:rsid="0014a0b8"/>
    </style:style>
    <style:style style:name="T3" style:family="text">
      <style:text-properties fo:language="it" fo:country="IT" fo:font-weight="bold" style:font-weight-asian="bold" style:font-weight-complex="bold"/>
    </style:style>
    <style:style style:name="T4" style:family="text">
      <style:text-properties fo:language="it" fo:country="IT" fo:font-weight="bold" officeooo:rsid="0014a0b8" style:font-weight-asian="bold" style:font-weight-complex="bold"/>
    </style:style>
    <style:style style:name="T5" style:family="text">
      <style:text-properties fo:language="it" fo:country="IT" officeooo:rsid="00163c6b"/>
    </style:style>
    <style:style style:name="T6" style:family="text">
      <style:text-properties fo:language="it" fo:country="IT" officeooo:rsid="0016d7c2"/>
    </style:style>
    <style:style style:name="T7" style:family="text">
      <style:text-properties fo:language="it" fo:country="IT" officeooo:rsid="00187dc1"/>
    </style:style>
    <style:style style:name="T8" style:family="text">
      <style:text-properties fo:language="it" fo:country="IT" officeooo:rsid="001a701a"/>
    </style:style>
    <style:style style:name="T9" style:family="text">
      <style:text-properties fo:language="it" fo:country="IT" officeooo:rsid="001c5f13"/>
    </style:style>
    <style:style style:name="T10" style:family="text">
      <style:text-properties fo:language="it" fo:country="IT" officeooo:rsid="001dea1a"/>
    </style:style>
    <style:style style:name="T11" style:family="text">
      <style:text-properties fo:language="it" fo:country="IT" officeooo:rsid="0021deed"/>
    </style:style>
    <style:style style:name="T12" style:family="text">
      <style:text-properties fo:language="it" fo:country="IT" officeooo:rsid="002585fc"/>
    </style:style>
    <style:style style:name="T13" style:family="text">
      <style:text-properties fo:font-size="11pt" fo:language="it" fo:country="IT" officeooo:rsid="00163c6b" style:font-size-asian="11pt" style:font-size-complex="11pt"/>
    </style:style>
    <style:style style:name="T14" style:family="text">
      <style:text-properties fo:font-size="11pt" fo:language="it" fo:country="IT" officeooo:rsid="00187dc1" style:font-size-asian="11pt" style:font-size-complex="11pt"/>
    </style:style>
    <style:style style:name="T15" style:family="text">
      <style:text-properties fo:font-size="11pt" fo:language="it" fo:country="IT" officeooo:rsid="001dea1a" style:font-size-asian="9.60000038146973pt" style:font-size-complex="11pt"/>
    </style:style>
    <style:style style:name="T16" style:family="text">
      <style:text-properties fo:font-size="11pt" officeooo:rsid="001c5f13" style:font-size-asian="9.60000038146973pt" style:font-size-complex="11pt"/>
    </style:style>
    <style:style style:name="T17" style:family="text">
      <style:text-properties officeooo:rsid="0021deed"/>
    </style:style>
    <style:style style:name="T18" style:family="text">
      <style:text-properties officeooo:rsid="00276944"/>
    </style:style>
    <style:style style:name="T19" style:family="text">
      <style:text-properties officeooo:rsid="002c132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ESS<text:span text:style-name="T19">T</text:span>A</text:p>
      <text:p text:style-name="P16">Energy Saving Smart-home distributed Temperature Application</text:p>
      <text:p text:style-name="P7">Modulo Room</text:p>
      <text:p text:style-name="P9"><text:span text:style-name="T1">Questo modulo monitora la temperatura </text:span><text:span text:style-name="T6">e</text:span><text:span text:style-name="T1"> l’umidità della stanza </text:span><text:span text:style-name="T12">e</text:span><text:span text:style-name="T7"> </text:span><text:span text:style-name="T12">t</text:span><text:span text:style-name="T1">ramite un servomotore controlla il flusso d’aria in ingresso, </text:span><text:span text:style-name="T12">in base al rilevato movimento attiva la modalità Eco che riduce la temperatura target di un valore predefinito.</text:span></text:p>
      <text:p text:style-name="P9"><text:span text:style-name="T12">I</text:span><text:span text:style-name="T1">nvia in modo periodico i dati </text:span><text:span text:style-name="T12">relativi allo status della room:</text:span></text:p>
      <text:list xml:id="list2077555555" text:style-name="L1">
        <text:list-item>
          <text:p text:style-name="P17">Temperatura</text:p>
        </text:list-item>
        <text:list-item>
          <text:p text:style-name="P17">Umidità</text:p>
        </text:list-item>
        <text:list-item>
          <text:p text:style-name="P18">Gas</text:p>
        </text:list-item>
        <text:list-item>
          <text:p text:style-name="P17">movimento</text:p>
        </text:list-item>
        <text:list-item>
          <text:p text:style-name="P17"><text:span text:style-name="T1">P</text:span><text:span text:style-name="T12">osizione</text:span><text:span text:style-name="T1"> Valvola</text:span></text:p>
        </text:list-item>
        <text:list-item>
          <text:p text:style-name="P17">Eco</text:p>
        </text:list-item>
      </text:list>
      <text:p text:style-name="P3">Hardware:</text:p>
      <text:list xml:id="list1084501580" text:style-name="WWNum1">
        <text:list-item>
          <text:p text:style-name="P21">DHT22 Sensore temperatura ed umidità</text:p>
        </text:list-item>
        <text:list-item>
          <text:p text:style-name="P23">MQ4</text:p>
        </text:list-item>
        <text:list-item>
          <text:p text:style-name="P34"><text:span text:style-name="T5">P</text:span><text:span text:style-name="T1">IR</text:span></text:p>
        </text:list-item>
        <text:list-item>
          <text:p text:style-name="P21">Servomotore per controllo flusso in ingresso</text:p>
        </text:list-item>
        <text:list-item>
          <text:p text:style-name="P24">led di errore</text:p>
        </text:list-item>
        <text:list-item>
          <text:p text:style-name="P24">led di raggiungimento temperatura desiderata (intensità proporzionale)</text:p>
        </text:list-item>
        <text:list-item>
          <text:p text:style-name="P25">led modalità risparmio (non c’è nessuno)</text:p>
        </text:list-item>
        <text:list-item>
          <text:p text:style-name="P26">Xbee Pro</text:p>
        </text:list-item>
      </text:list>
      <text:p text:style-name="P11"/>
      <text:p text:style-name="P13">Setup:</text:p>
      <text:list xml:id="list1917599628" text:style-name="L2">
        <text:list-item>
          <text:p text:style-name="P28">check <text:span text:style-name="T18">leds</text:span></text:p>
        </text:list-item>
        <text:list-item>
          <text:p text:style-name="P29">check <text:span text:style-name="T18">sensors</text:span></text:p>
        </text:list-item>
        <text:list-item>
          <text:p text:style-name="P30">check valve</text:p>
        </text:list-item>
        <text:list-item>
          <text:p text:style-name="P31">check connection, invio pacchetto <text:span text:style-name="T17">init</text:span></text:p>
          <text:list>
            <text:list-item>
              <text:p text:style-name="P29">aspetto ack <text:span text:style-name="T18">con </text:span>parametri iniziali di settaggio</text:p>
            </text:list-item>
          </text:list>
        </text:list-item>
      </text:list>
      <text:p text:style-name="P13"/>
      <text:p text:style-name="P12">Running:</text:p>
      <text:list xml:id="list980444382" text:style-name="L3">
        <text:list-item>
          <text:p text:style-name="P35"><text:span text:style-name="T9">G</text:span><text:span text:style-name="T10">estione</text:span></text:p>
          <text:list>
            <text:list-item>
              <text:p text:style-name="P36"><text:span text:style-name="T1">lettura temperatura e umidità </text:span><text:span text:style-name="T11">(2s)</text:span></text:p>
            </text:list-item>
            <text:list-item>
              <text:p text:style-name="P32">lettura livello gas</text:p>
            </text:list-item>
            <text:list-item>
              <text:p text:style-name="P32">lettura presenza di movimento</text:p>
            </text:list-item>
            <text:list-item>
              <text:p text:style-name="P32">posizione valvola</text:p>
            </text:list-item>
          </text:list>
        </text:list-item>
        <text:list-item>
          <text:p text:style-name="P33">Ricezione parametri</text:p>
          <text:list>
            <text:list-item>
              <text:p text:style-name="P35"><text:span text:style-name="T5">ricezione </text:span><text:span text:style-name="T7">settings</text:span></text:p>
            </text:list-item>
            <text:list-item>
              <text:p text:style-name="P35"><text:span text:style-name="T13">Gestione eventi di errore </text:span><text:span text:style-name="T14">(mancata ricezione)</text:span></text:p>
            </text:list-item>
          </text:list>
        </text:list-item>
        <text:list-item>
          <text:p text:style-name="P35"><text:span text:style-name="T15">I</text:span><text:span text:style-name="T16">nvio periodico parametri</text:span></text:p>
          <text:list>
            <text:list-item>
              <text:p text:style-name="P37">Invio stato della room</text:p>
            </text:list-item>
          </text:list>
        </text:list-item>
      </text:list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6">Modulo Central Unit</text:p>
      <text:p text:style-name="P2">Questo modulo è implementato come due task sulla stm32f4, un task che si occupa di gestire il touch screen per ricevere gli eventi ed un altro per rappresentare lo stato del sistema.</text:p>
      <text:list xml:id="list113236176462280" text:continue-list="list1084501580" text:style-name="WWNum1">
        <text:list-item>
          <text:p text:style-name="P22">LCD Touch Screen</text:p>
        </text:list-item>
        <text:list-item>
          <text:p text:style-name="P27">Xbee Pro</text:p>
        </text:list-item>
      </text:list>
      <text:p text:style-name="P2">Lo stato del sistema viene rappresentato come una pagina principale per i settaggi ed una per ogni stanza (2).</text:p>
      <text:p text:style-name="P4"><text:span text:style-name="T3">Pagina principale</text:span><text:span text:style-name="T1">, mostra la temperatura media, </text:span><text:span text:style-name="T8">umidità media, movimento in almeno una stanza</text:span><text:span text:style-name="T1">, permette di imporre un limite massimo e minimo per i settaggi.</text:span></text:p>
      <text:p text:style-name="P5"><text:span text:style-name="T4">Pagina Room</text:span><text:span text:style-name="T2">, mostra i dati in real-time provenienti dalla room, è possibile settare la temperatura desiderata.</text:span></text:p>
      <text:list xml:id="list525386319" text:style-name="L4">
        <text:list-item>
          <text:p text:style-name="P38">gestione eventi errore</text:p>
        </text:list-item>
        <text:list-item>
          <text:p text:style-name="P38"><text:span text:style-name="T2">i</text:span><text:span text:style-name="T5">nvio periodico status stanza (frequenza bassa per risparmio energetico)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>-------------------------------------------------------------------------------------------------------------------------</text:p>
      <text:p text:style-name="P1">Modulo Scambiatore</text:p>
      <text:p text:style-name="P1">L’impianto di riscaldamento viene avviato tramite un relè optoisolato, e tramite un sensore di temperatura prendo la temperatura dello scambiatore in modo da regolare la velocità della ventola, la temperatura dello scambiatore non deve superare la temperatura di funzionamento.</text:p>
      <text:p text:style-name="P1">Nel caso in cui la temperatura dello scambiatore supera i valori prefissati, il sistema di riscaldamento viene spento e segnalato il malfunzionamento</text:p>
      <text:list xml:id="list113236759066953" text:continue-list="list113236176462280" text:style-name="WWNum1">
        <text:list-item>
          <text:p text:style-name="P20">Sonda temperatura 18B20 per Temperatura Scambiatore</text:p>
        </text:list-item>
        <text:list-item>
          <text:p text:style-name="P19"><text:span text:style-name="T1">Sonda temperatura 18B20 </text:span><text:bookmark text:name="_GoBack"/><text:span text:style-name="T1">per Temperatura Aria calda</text:span></text:p>
        </text:list-item>
        <text:list-item>
          <text:p text:style-name="P20">12V Fan</text:p>
        </text:list-item>
        <text:list-item>
          <text:p text:style-name="P20">12V Peltier Cell</text:p>
        </text:list-item>
        <text:list-item>
          <text:p text:style-name="P20">Dissipatore</text:p>
        </text:list-item>
      </text:list>
      <text:p text:style-name="P1"/>
      <text:p text:style-name="P1"/>
      <text:p text:style-name="P1"/>
      <text:p text:style-name="P1"/>
      <text:p text:style-name="P1"><text:soft-page-break/></text:p>
      <text:p text:style-name="P8">Xbee Network</text:p>
      <text:p text:style-name="P10">Id: 7FFF</text:p>
      <text:p text:style-name="P10">ch: 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7874in" fo:margin-right="0.7874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ovanni Falzone</meta:initial-creator>
    <meta:editing-cycles>15</meta:editing-cycles>
    <meta:creation-date>2019-02-04T16:28:00</meta:creation-date>
    <dc:date>2019-05-22T11:32:35.512564960</dc:date>
    <meta:editing-duration>PT1H49M57S</meta:editing-duration>
    <meta:generator>LibreOffice/6.0.7.3$Linux_X86_64 LibreOffice_project/00m0$Build-3</meta:generator>
    <meta:document-statistic meta:table-count="0" meta:image-count="0" meta:object-count="0" meta:page-count="3" meta:paragraph-count="58" meta:word-count="386" meta:character-count="2482" meta:non-whitespace-character-count="219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